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9" style:family="table-cell" style:parent-style-name="Default" style:data-style-name="N0">
      <style:table-cell-properties fo:border="thin solid #646464" style:vertical-align="middle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646464" style:vertical-align="middle" fo:wrap-option="wrap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1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15" style:family="table-cell" style:parent-style-name="Default" style:data-style-name="N0">
      <style:table-cell-properties fo:border-top="thin solid #353535" fo:border-bottom="thin solid #353535" fo:border-left="none" fo:border-right="thin solid #353535" style:vertical-align="top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16" style:family="table-cell" style:parent-style-name="Default" style:data-style-name="N0">
      <style:table-cell-properties fo:border="thin solid #353535" style:vertical-align="top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17" style:family="table-cell" style:parent-style-name="Default" style:data-style-name="N0">
      <style:table-cell-properties fo:border="thin solid #353535" style:vertical-align="top" fo:wrap-option="wrap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18" style:family="table-cell" style:parent-style-name="Default" style:data-style-name="N0">
      <style:table-cell-properties fo:border-top="thin solid #353535" fo:border-bottom="thin solid #353535" fo:border-left="none" fo:border-right="thin solid #353535" style:vertical-align="top" style:repeat-content="false"/>
      <style:paragraph-properties fo:text-align="start" fo:margin-left="0cm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353535" style:vertical-align="top" style:repeat-content="fals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Segoe UI" style:font-name-asian="Segoe UI" style:font-name-complex="Segoe UI"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wrap-option="wrap"/>
    </style:style>
    <style:style style:name="ce25" style:family="table-cell" style:parent-style-name="Default" style:data-style-name="N0">
      <style:table-cell-properties fo:border-top="thin solid #353535" fo:border-bottom="thin solid #353535" fo:border-left="none" fo:border-right="thin solid #353535" style:vertical-align="middle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353535" style:vertical-align="middle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27" style:family="table-cell" style:parent-style-name="Default" style:data-style-name="N0">
      <style:table-cell-properties fo:border="thin solid #353535" style:vertical-align="middle" fo:wrap-option="wrap" style:repeat-content="false"/>
      <style:paragraph-properties fo:text-align="start" fo:margin-left="0cm"/>
      <style:text-properties style:font-name="Segoe UI" style:font-name-asian="Segoe UI" style:font-name-complex="Segoe UI" fo:font-size="8pt" style:font-size-asian="8pt" style:font-size-complex="8pt"/>
    </style:style>
    <style:style style:name="ce28" style:family="table-cell" style:parent-style-name="K_246_pr_252_" style:data-style-name="N0">
      <style:table-cell-properties style:vertical-align="middle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18533333333333cm"/>
    </style:style>
    <style:style style:name="co2" style:family="table-column">
      <style:table-column-properties fo:break-before="auto" style:column-width="4.61433333333333cm"/>
    </style:style>
    <style:style style:name="co3" style:family="table-column">
      <style:table-column-properties fo:break-before="auto" style:column-width="15.4305cm"/>
    </style:style>
    <style:style style:name="co4" style:family="table-column">
      <style:table-column-properties fo:break-before="auto" style:column-width="7.91633333333333cm"/>
    </style:style>
    <style:style style:name="co5" style:family="table-column">
      <style:table-column-properties fo:break-before="auto" style:column-width="5.0165cm"/>
    </style:style>
    <style:style style:name="co6" style:family="table-column">
      <style:table-column-properties fo:break-before="auto" style:column-width="2.83633333333333cm"/>
    </style:style>
    <style:style style:name="co7" style:family="table-column">
      <style:table-column-properties fo:break-before="auto" style:column-width="3.2173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2.8pt" style:use-optimal-row-height="true" fo:break-before="auto"/>
    </style:style>
    <style:style style:name="ro3" style:family="table-row">
      <style:table-row-properties style:row-height="25.2pt" style:use-optimal-row-height="false" fo:break-before="auto"/>
    </style:style>
    <style:style style:name="ro4" style:family="table-row">
      <style:table-row-properties style:row-height="13.8pt" style:use-optimal-row-height="false" fo:break-before="auto"/>
    </style:style>
    <style:style style:name="ro5" style:family="table-row">
      <style:table-row-properties style:row-height="16.8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25.8pt" style:use-optimal-row-height="false" fo:break-before="auto"/>
    </style:style>
    <style:style style:name="ro8" style:family="table-row">
      <style:table-row-properties style:row-height="22.8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57" table:default-cell-style-name="ce1"/>
        <table:table-column table:style-name="co8" table:number-columns-repeated="16320" table:default-cell-style-name="ce1"/>
        <table:table-row table:style-name="ro1">
          <table:table-cell table:number-columns-repeated="3" table:style-name="ce2"/>
          <table:table-cell office:value-type="string" table:style-name="ce3">
            <text:p>Kart</text:p>
          </table:table-cell>
          <table:table-cell office:value-type="string" table:style-name="ce3">
            <text:p>Versiyon</text:p>
          </table:table-cell>
          <table:table-cell office:value-type="string" table:style-name="ce3">
            <text:p>Yayın Tarihi</text:p>
          </table:table-cell>
          <table:table-cell office:value-type="string" table:style-name="ce4">
            <text:p>Güncelleme Tarihi</text:p>
          </table:table-cell>
          <table:table-cell table:number-columns-repeated="20" table:style-name="ce5"/>
          <table:table-cell table:number-columns-repeated="16357"/>
        </table:table-row>
        <table:table-row table:style-name="ro1">
          <table:table-cell table:number-columns-repeated="3" table:style-name="ce2"/>
          <table:table-cell office:value-type="float" office:value="0" table:formula="of:=-$$E" table:number-matrix-columns-spanned="1" table:number-matrix-rows-spanned="1" table:style-name="ce6">
            <text:p>#AD?</text:p>
          </table:table-cell>
          <table:table-cell table:style-name="ce6"/>
          <table:table-cell table:style-name="ce7"/>
          <table:table-cell table:style-name="ce6"/>
          <table:table-cell table:number-columns-repeated="20" table:style-name="ce5"/>
          <table:table-cell table:number-columns-repeated="16357"/>
        </table:table-row>
        <table:table-row table:style-name="ro1">
          <table:table-cell table:number-columns-repeated="3" table:style-name="ce2"/>
          <table:table-cell table:style-name="ce8"/>
          <table:table-cell table:number-columns-repeated="3" table:style-name="ce2"/>
          <table:table-cell table:number-columns-repeated="20" table:style-name="ce5"/>
          <table:table-cell table:number-columns-repeated="16357"/>
        </table:table-row>
        <table:table-row table:style-name="ro1">
          <table:table-cell table:style-name="ce2"/>
          <table:table-cell office:value-type="string" table:style-name="ce9">
            <text:p>Comment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Designator</text:p>
          </table:table-cell>
          <table:table-cell office:value-type="string" table:style-name="ce9">
            <text:p>Footprint</text:p>
          </table:table-cell>
          <table:table-cell office:value-type="string" table:style-name="ce9">
            <text:p>LibRef</text:p>
          </table:table-cell>
          <table:table-cell office:value-type="string" table:style-name="ce9">
            <text:p>Quantity</text:p>
          </table:table-cell>
          <table:table-cell table:number-columns-repeated="20" table:style-name="ce5"/>
          <table:table-cell table:number-columns-repeated="16357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string" table:style-name="ce12">
            <text:p>CL21B334KAFNNNG</text:p>
            <text:p/>
          </table:table-cell>
          <table:table-cell office:value-type="string" table:style-name="ce12">
            <text:p>Capacitor (Semiconductor SIM Model)</text:p>
          </table:table-cell>
          <table:table-cell office:value-type="string" table:style-name="ce13">
            <text:p>C1</text:p>
          </table:table-cell>
          <table:table-cell office:value-type="string" table:style-name="ce13">
            <text:p>CL21B334KAFNNNG</text:p>
          </table:table-cell>
          <table:table-cell office:value-type="string" table:style-name="ce13">
            <text:p>C_0.33uF_0805</text:p>
          </table:table-cell>
          <table:table-cell office:value-type="float" office:value="1" table:style-name="ce13">
            <text:p>1</text:p>
          </table:table-cell>
          <table:table-cell office:value-type="string" table:style-name="ce28">
            <text:p><text:a xlink:href="https://www.digikey.com/en/products/detail/samsung-electro-mechanics/CL21B334KAFNNNG/3894518?s=N4IgTCBcDaIIxgOwDYC0yAsiCcqyoDkAREAXQF8g">https://www.digikey.com/en/products/detail/samsung-electro-mechanics/CL21B334KAFNNNG/3894518?s=N4IgTCBcDaIIxgOwDYC0yAsiCcqyoDkAREAXQF8g</text:a></text:p>
          </table:table-cell>
          <table:table-cell table:number-columns-repeated="19" table:style-name="ce5"/>
          <table:table-cell table:number-columns-repeated="16357"/>
        </table:table-row>
        <table:table-row table:style-name="ro1">
          <table:table-cell office:value-type="float" office:value="2" table:formula="of:=1+[.A5]" table:style-name="ce14">
            <text:p>2</text:p>
          </table:table-cell>
          <table:table-cell office:value-type="string" table:style-name="ce13">
            <text:p>CL21B103KBANNNC</text:p>
          </table:table-cell>
          <table:table-cell office:value-type="string" table:style-name="ce13">
            <text:p>10nF ±10% 50V Ceramic Capacitor X7R 0805 (2012 Metric)</text:p>
          </table:table-cell>
          <table:table-cell office:value-type="string" table:style-name="ce13">
            <text:p>C2</text:p>
          </table:table-cell>
          <table:table-cell office:value-type="string" table:style-name="ce13">
            <text:p>C_0805</text:p>
          </table:table-cell>
          <table:table-cell office:value-type="string" table:style-name="ce13">
            <text:p>C_10nF_0805</text:p>
          </table:table-cell>
          <table:table-cell office:value-type="float" office:value="1" table:style-name="ce13">
            <text:p>1</text:p>
          </table:table-cell>
          <table:table-cell office:value-type="string" table:style-name="ce28">
            <text:p><text:a xlink:href="https://www.digikey.com/en/products/detail/samsung-electro-mechanics/CL21B103KBANNNC/3886673?s=N4IgTCBcDaIMIBkwEYBCyAMBmA0qgggHLFwgC6AvkA">https://www.digikey.com/en/products/detail/samsung-electro-mechanics/CL21B103KBANNNC/3886673?s=N4IgTCBcDaIMIBkwEYBCyAMBmA0qgggHLFwgC6AvkA</text:a></text:p>
          </table:table-cell>
          <table:table-cell table:number-columns-repeated="19" table:style-name="ce5"/>
          <table:table-cell table:number-columns-repeated="16357"/>
        </table:table-row>
        <table:table-row table:style-name="ro3">
          <table:table-cell office:value-type="float" office:value="3" table:formula="of:=1+[.A6]" table:style-name="ce14">
            <text:p>3</text:p>
          </table:table-cell>
          <table:table-cell office:value-type="string" table:style-name="ce15">
            <text:p>CL21B106KOQNNNE</text:p>
          </table:table-cell>
          <table:table-cell office:value-type="string" table:style-name="ce16">
            <text:p>10µF ±10% 16V Ceramic Capacitor X7R 0805 (2012 Metric)</text:p>
          </table:table-cell>
          <table:table-cell office:value-type="string" table:style-name="ce17">
            <text:p>C3, C6</text:p>
          </table:table-cell>
          <table:table-cell office:value-type="string" table:style-name="ce16">
            <text:p>C_0805</text:p>
          </table:table-cell>
          <table:table-cell office:value-type="string" table:style-name="ce16">
            <text:p>C_10uF_0805</text:p>
          </table:table-cell>
          <table:table-cell office:value-type="float" office:value="2" table:style-name="ce16">
            <text:p>2</text:p>
          </table:table-cell>
          <table:table-cell office:value-type="string" table:style-name="ce28">
            <text:p><text:a xlink:href="https://www.digikey.com/en/products/detail/samsung-electro-mechanics/CL21B106KOQNNNE/3888530?s=N4IgTCBcDaIMIBkwEYBCyAMA2A0geQEUA5EgURAF0BfIA">https://www.digikey.com/en/products/detail/samsung-electro-mechanics/CL21B106KOQNNNE/3888530?s=N4IgTCBcDaIMIBkwEYBCyAMA2A0geQEUA5EgURAF0BfIA</text:a></text:p>
          </table:table-cell>
          <table:table-cell table:number-columns-repeated="19" table:style-name="ce5"/>
          <table:table-cell table:number-columns-repeated="16357"/>
        </table:table-row>
        <table:table-row table:style-name="ro1">
          <table:table-cell office:value-type="float" office:value="4" table:formula="of:=1+[.A7]" table:style-name="ce14">
            <text:p>4</text:p>
          </table:table-cell>
          <table:table-cell office:value-type="string" table:style-name="ce13">
            <text:p>CL21B104KACNNNC</text:p>
          </table:table-cell>
          <table:table-cell office:value-type="string" table:style-name="ce13">
            <text:p>0.1µF ±10% 25V Ceramic Capacitor X7R 0805 (2012 Metric)</text:p>
          </table:table-cell>
          <table:table-cell office:value-type="string" table:style-name="ce13">
            <text:p>C4, C5</text:p>
          </table:table-cell>
          <table:table-cell office:value-type="string" table:style-name="ce13">
            <text:p>C_0805</text:p>
          </table:table-cell>
          <table:table-cell office:value-type="string" table:style-name="ce13">
            <text:p>C_0.1uF_0805</text:p>
          </table:table-cell>
          <table:table-cell office:value-type="float" office:value="2" table:style-name="ce13">
            <text:p>2</text:p>
          </table:table-cell>
          <table:table-cell office:value-type="string" table:style-name="ce28">
            <text:p><text:a xlink:href="https://www.digikey.com/en/products/detail/samsung-electro-mechanics/CL21B104KBCNNNC/3886661">https://www.digikey.com/en/products/detail/samsung-electro-mechanics/CL21B104KBCNNNC/3886661</text:a></text:p>
          </table:table-cell>
          <table:table-cell table:number-columns-repeated="19" table:style-name="ce5"/>
          <table:table-cell table:number-columns-repeated="16357"/>
        </table:table-row>
        <table:table-row table:style-name="ro1">
          <table:table-cell office:value-type="float" office:value="5" table:formula="of:=1+[.A8]" table:style-name="ce14">
            <text:p>5</text:p>
          </table:table-cell>
          <table:table-cell office:value-type="string" table:style-name="ce15">
            <text:p>FOD817A3SD</text:p>
          </table:table-cell>
          <table:table-cell office:value-type="string" table:style-name="ce16">
            <text:p>Optoisolator Transistor Output 5000Vrms 1 Channel 4-SMD</text:p>
          </table:table-cell>
          <table:table-cell office:value-type="string" table:style-name="ce17">
            <text:p>U1</text:p>
          </table:table-cell>
          <table:table-cell office:value-type="string" table:style-name="ce16">
            <text:p>4ESOP-PC817</text:p>
          </table:table-cell>
          <table:table-cell office:value-type="string" table:style-name="ce16">
            <text:p>PC817</text:p>
          </table:table-cell>
          <table:table-cell office:value-type="float" office:value="2" table:style-name="ce16">
            <text:p>2</text:p>
          </table:table-cell>
          <table:table-cell office:value-type="string" table:style-name="ce28">
            <text:p><text:a xlink:href="https://www.digikey.com/en/products/detail/on-semiconductor/FOD817A3SD/1050279?s=N4IgTCBcDaIGIHkAiAOAjAdgIIGYDKSIAugL5A">https://www.digikey.com/en/products/detail/on-semiconductor/FOD817A3SD/1050279?s=N4IgTCBcDaIGIHkAiAOAjAdgIIGYDKSIAugL5A</text:a></text:p>
          </table:table-cell>
          <table:table-cell table:number-columns-repeated="19" table:style-name="ce5"/>
          <table:table-cell table:number-columns-repeated="16357"/>
        </table:table-row>
        <table:table-row table:style-name="ro1">
          <table:table-cell office:value-type="float" office:value="6" table:formula="of:=1+[.A9]" table:style-name="ce14">
            <text:p>6</text:p>
          </table:table-cell>
          <table:table-cell office:value-type="string" table:style-name="ce18">
            <text:p>L7805CV</text:p>
          </table:table-cell>
          <table:table-cell office:value-type="string" table:style-name="ce19">
            <text:p>IC REG LINEAR 5V 1.5A TO220AB</text:p>
          </table:table-cell>
          <table:table-cell office:value-type="string" table:style-name="ce17">
            <text:p>U2</text:p>
          </table:table-cell>
          <table:table-cell office:value-type="string" table:style-name="ce16">
            <text:p>TO-220AB</text:p>
          </table:table-cell>
          <table:table-cell office:value-type="string" table:style-name="ce16">
            <text:p>L7805CV</text:p>
          </table:table-cell>
          <table:table-cell office:value-type="float" office:value="1" table:style-name="ce16">
            <text:p>1</text:p>
          </table:table-cell>
          <table:table-cell office:value-type="string" table:style-name="ce28">
            <text:p><text:a xlink:href="https://www.digikey.com/en/products/detail/stmicroelectronics/L7805CV/585964">https://www.digikey.com/en/products/detail/stmicroelectronics/L7805CV/585964</text:a></text:p>
          </table:table-cell>
          <table:table-cell table:number-columns-repeated="18" table:style-name="ce5"/>
          <table:table-cell table:number-columns-repeated="16358" table:style-name="ce1"/>
        </table:table-row>
        <table:table-row table:style-name="ro1">
          <table:table-cell office:value-type="float" office:value="7" table:formula="of:=1+[.A10]" table:style-name="ce14">
            <text:p>7</text:p>
          </table:table-cell>
          <table:table-cell office:value-type="string" table:style-name="ce13">
            <text:p>0805S8F1002T5E</text:p>
          </table:table-cell>
          <table:table-cell office:value-type="string" table:style-name="ce12">
            <text:p>10 kOhms ±1% 0.125W, 1/8W Chip Resistor 0805 (2012 Metric) Moisture Resistant Thick Film</text:p>
          </table:table-cell>
          <table:table-cell office:value-type="string" table:style-name="ce20">
            <text:p>R1</text:p>
          </table:table-cell>
          <table:table-cell office:value-type="string" table:style-name="ce13">
            <text:p>R_0805</text:p>
          </table:table-cell>
          <table:table-cell office:value-type="string" table:style-name="ce13">
            <text:p>R_10k_0805</text:p>
          </table:table-cell>
          <table:table-cell office:value-type="float" office:value="1" table:style-name="ce13">
            <text:p>1</text:p>
          </table:table-cell>
          <table:table-cell office:value-type="string" table:style-name="ce28">
            <text:p><text:a xlink:href="https://www.digikey.com/en/products/detail/yageo/RC0805FR-0710KL/727535?s=N4IgTCBcDaIMwEYEFoEAYB0aDSBhASgCr7IByAIiALoC%2BQA">https://www.digikey.com/en/products/detail/yageo/RC0805FR-0710KL/727535?s=N4IgTCBcDaIMwEYEFoEAYB0aDSBhASgCr7IByAIiALoC%2BQA</text:a></text:p>
          </table:table-cell>
          <table:table-cell table:number-columns-repeated="18" table:style-name="ce5"/>
          <table:table-cell table:number-columns-repeated="16358" table:style-name="ce1"/>
        </table:table-row>
        <table:table-row table:style-name="ro4">
          <table:table-cell office:value-type="float" office:value="8" table:formula="of:=1+[.A11]" table:style-name="ce14">
            <text:p>8</text:p>
          </table:table-cell>
          <table:table-cell office:value-type="string" table:style-name="ce15">
            <text:p>RC0805FR-071KL</text:p>
          </table:table-cell>
          <table:table-cell office:value-type="string" table:style-name="ce16">
            <text:p>1 kOhms ±1% 0.125W, 1/8W Chip Resistor 0805 (2012 Metric) Moisture Resistant Thick Film</text:p>
          </table:table-cell>
          <table:table-cell office:value-type="string" table:style-name="ce17">
            <text:p>R2</text:p>
          </table:table-cell>
          <table:table-cell office:value-type="string" table:style-name="ce16">
            <text:p>R_0805</text:p>
          </table:table-cell>
          <table:table-cell office:value-type="string" table:style-name="ce16">
            <text:p>R_1k_0805_%1</text:p>
          </table:table-cell>
          <table:table-cell office:value-type="float" office:value="1" table:style-name="ce16">
            <text:p>1</text:p>
          </table:table-cell>
          <table:table-cell office:value-type="string" table:style-name="ce28">
            <text:p><text:a xlink:href="https://www.digikey.com/en/products/detail/yageo/RC0805FR-071KL/727444?s=N4IgTCBcDaIEoGEAMAOJBWAYnAtEg7AIwDSAMiALoC%2BQA">https://www.digikey.com/en/products/detail/yageo/RC0805FR-071KL/727444?s=N4IgTCBcDaIEoGEAMAOJBWAYnAtEg7AIwDSAMiALoC%2BQA</text:a></text:p>
          </table:table-cell>
          <table:table-cell table:number-columns-repeated="18" table:style-name="ce5"/>
          <table:table-cell table:number-columns-repeated="16358" table:style-name="ce1"/>
        </table:table-row>
        <table:table-row table:style-name="ro1">
          <table:table-cell office:value-type="float" office:value="9" table:formula="of:=1+[.A12]" table:style-name="ce14">
            <text:p>9</text:p>
          </table:table-cell>
          <table:table-cell office:value-type="string" table:style-name="ce13">
            <text:p>311-4.70KCRCT-ND</text:p>
          </table:table-cell>
          <table:table-cell office:value-type="string" table:style-name="ce21">
            <text:p>4.7K Ohms 5% 1/8W-S 100PPM</text:p>
          </table:table-cell>
          <table:table-cell office:value-type="string" table:style-name="ce20">
            <text:p>R3</text:p>
          </table:table-cell>
          <table:table-cell office:value-type="string" table:style-name="ce20">
            <text:p>R_0805</text:p>
          </table:table-cell>
          <table:table-cell office:value-type="string" table:style-name="ce20">
            <text:p>R_4.7k_0805</text:p>
          </table:table-cell>
          <table:table-cell office:value-type="float" office:value="2" table:style-name="ce20">
            <text:p>2</text:p>
          </table:table-cell>
          <table:table-cell office:value-type="string" table:style-name="ce28">
            <text:p><text:a xlink:href="https://www.digikey.com/en/products/detail/yageo/RC0805FR-074K7L/727929?s=N4IgTCBcDaIMwEYEFoAsA6A7ABgNIGEAlfAFWQDkAREAXQF8g">https://www.digikey.com/en/products/detail/yageo/RC0805FR-074K7L/727929?s=N4IgTCBcDaIMwEYEFoAsA6A7ABgNIGEAlfAFWQDkAREAXQF8g</text:a></text:p>
          </table:table-cell>
          <table:table-cell table:number-columns-repeated="18" table:style-name="ce5"/>
          <table:table-cell table:number-columns-repeated="16358" table:style-name="ce1"/>
        </table:table-row>
        <table:table-row table:style-name="ro1">
          <table:table-cell office:value-type="float" office:value="10" table:formula="of:=1+[.A13]" table:style-name="ce22">
            <text:p>10</text:p>
          </table:table-cell>
          <table:table-cell office:value-type="string" table:style-name="ce25">
            <text:p/>
            <text:p>B2P-VH(LF)(SN)</text:p>
            <text:p/>
          </table:table-cell>
          <table:table-cell office:value-type="string" table:style-name="ce26">
            <text:p>Connector Header Through Hole 2 position 0.156" (3.96mm)</text:p>
          </table:table-cell>
          <table:table-cell office:value-type="string" table:style-name="ce27">
            <text:p>J1</text:p>
          </table:table-cell>
          <table:table-cell office:value-type="string" table:style-name="ce26">
            <text:p>2001 Power H</text:p>
          </table:table-cell>
          <table:table-cell office:value-type="string" table:style-name="ce26">
            <text:p>Power Socket 2x1</text:p>
          </table:table-cell>
          <table:table-cell office:value-type="float" office:value="1" table:style-name="ce13">
            <text:p>1</text:p>
          </table:table-cell>
          <table:table-cell office:value-type="string" table:style-name="ce28">
            <text:p><text:a xlink:href="https://www.digikey.com/en/products/detail/jst-sales-america-inc/B2P-VH-LF-SN/926547?s=N4IgTCBcDaIEZgA4FoBuALAFAGwGYEpMBnAO3xAF0BfIA">https://www.digikey.com/en/products/detail/jst-sales-america-inc/B2P-VH-LF-SN/926547?s=N4IgTCBcDaIEZgA4FoBuALAFAGwGYEpMBnAO3xAF0BfIA</text:a></text:p>
          </table:table-cell>
          <table:table-cell table:number-columns-repeated="12" table:style-name="ce5"/>
          <table:table-cell table:number-columns-repeated="16364" table:style-name="ce1"/>
        </table:table-row>
        <table:table-row table:style-name="ro1">
          <table:table-cell office:value-type="float" office:value="11" table:formula="of:=1+[.A14]" table:style-name="ce22">
            <text:p>11</text:p>
          </table:table-cell>
          <table:table-cell table:number-columns-repeated="19" table:style-name="ce5"/>
          <table:table-cell table:number-columns-repeated="16364" table:style-name="ce1"/>
        </table:table-row>
        <table:table-row table:style-name="ro1">
          <table:table-cell office:value-type="float" office:value="12" table:formula="of:=1+[.A15]" table:style-name="ce22">
            <text:p>12</text:p>
          </table:table-cell>
          <table:table-cell table:number-columns-repeated="19" table:style-name="ce5"/>
          <table:table-cell table:number-columns-repeated="16364" table:style-name="ce1"/>
        </table:table-row>
        <table:table-row table:style-name="ro1">
          <table:table-cell office:value-type="float" office:value="13" table:formula="of:=1+[.A16]" table:style-name="ce22">
            <text:p>13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14" table:formula="of:=1+[.A17]" table:style-name="ce22">
            <text:p>14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15" table:formula="of:=1+[.A18]" table:style-name="ce22">
            <text:p>15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16" table:formula="of:=1+[.A19]" table:style-name="ce22">
            <text:p>16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17" table:formula="of:=1+[.A20]" table:style-name="ce22">
            <text:p>17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18" table:formula="of:=1+[.A21]" table:style-name="ce22">
            <text:p>18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19" table:formula="of:=1+[.A22]" table:style-name="ce22">
            <text:p>19</text:p>
          </table:table-cell>
          <table:table-cell table:number-columns-repeated="19" table:style-name="ce5"/>
          <table:table-cell table:number-columns-repeated="16364"/>
        </table:table-row>
        <table:table-row table:style-name="ro5">
          <table:table-cell office:value-type="float" office:value="20" table:formula="of:=1+[.A23]" table:style-name="ce22">
            <text:p>20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21" table:formula="of:=1+[.A24]" table:style-name="ce22">
            <text:p>21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22" table:formula="of:=1+[.A25]" table:style-name="ce22">
            <text:p>22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23" table:formula="of:=1+[.A26]" table:style-name="ce22">
            <text:p>23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24" table:formula="of:=1+[.A27]" table:style-name="ce22">
            <text:p>24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25" table:formula="of:=1+[.A28]" table:style-name="ce22">
            <text:p>25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26" table:formula="of:=1+[.A29]" table:style-name="ce22">
            <text:p>26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27" table:formula="of:=1+[.A30]" table:style-name="ce22">
            <text:p>27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28" table:formula="of:=1+[.A31]" table:style-name="ce22">
            <text:p>28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29" table:formula="of:=1+[.A32]" table:style-name="ce22">
            <text:p>29</text:p>
          </table:table-cell>
          <table:table-cell table:number-columns-repeated="19" table:style-name="ce5"/>
          <table:table-cell table:number-columns-repeated="16364"/>
        </table:table-row>
        <table:table-row table:style-name="ro6">
          <table:table-cell office:value-type="float" office:value="30" table:formula="of:=1+[.A33]" table:style-name="ce22">
            <text:p>30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31" table:formula="of:=1+[.A34]" table:style-name="ce22">
            <text:p>31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32" table:formula="of:=1+[.A35]" table:style-name="ce22">
            <text:p>32</text:p>
          </table:table-cell>
          <table:table-cell table:number-columns-repeated="19" table:style-name="ce5"/>
          <table:table-cell table:number-columns-repeated="16364"/>
        </table:table-row>
        <table:table-row table:style-name="ro7">
          <table:table-cell office:value-type="float" office:value="33" table:formula="of:=1+[.A36]" table:style-name="ce22">
            <text:p>33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34" table:formula="of:=1+[.A37]" table:style-name="ce22">
            <text:p>34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35" table:formula="of:=1+[.A38]" table:style-name="ce22">
            <text:p>35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36" table:formula="of:=1+[.A39]" table:style-name="ce22">
            <text:p>36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37" table:formula="of:=1+[.A40]" table:style-name="ce22">
            <text:p>37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38" table:formula="of:=1+[.A41]" table:style-name="ce22">
            <text:p>38</text:p>
          </table:table-cell>
          <table:table-cell table:number-columns-repeated="19" table:style-name="ce5"/>
          <table:table-cell table:number-columns-repeated="16364"/>
        </table:table-row>
        <table:table-row table:style-name="ro8">
          <table:table-cell office:value-type="float" office:value="39" table:formula="of:=1+[.A42]" table:style-name="ce22">
            <text:p>39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40" table:formula="of:=1+[.A43]" table:style-name="ce22">
            <text:p>40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41" table:formula="of:=1+[.A44]" table:style-name="ce22">
            <text:p>41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42" table:formula="of:=1+[.A45]" table:style-name="ce22">
            <text:p>42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43" table:formula="of:=1+[.A46]" table:style-name="ce22">
            <text:p>43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44" table:formula="of:=1+[.A47]" table:style-name="ce22">
            <text:p>44</text:p>
          </table:table-cell>
          <table:table-cell table:number-columns-repeated="19" table:style-name="ce5"/>
          <table:table-cell table:number-columns-repeated="16364"/>
        </table:table-row>
        <table:table-row table:style-name="ro1">
          <table:table-cell office:value-type="float" office:value="45" table:formula="of:=1+[.A48]" table:style-name="ce22">
            <text:p>45</text:p>
          </table:table-cell>
          <table:table-cell table:number-columns-repeated="19" table:style-name="ce5"/>
          <table:table-cell table:number-columns-repeated="16364" table:style-name="ce1"/>
        </table:table-row>
        <table:table-row table:style-name="ro6">
          <table:table-cell office:value-type="float" office:value="46" table:formula="of:=1+[.A49]" table:style-name="ce22">
            <text:p>46</text:p>
          </table:table-cell>
          <table:table-cell table:number-columns-repeated="19" table:style-name="ce5"/>
          <table:table-cell table:number-columns-repeated="16364" table:style-name="ce1"/>
        </table:table-row>
        <table:table-row table:style-name="ro1">
          <table:table-cell office:value-type="float" office:value="47" table:formula="of:=1+[.A50]" table:style-name="ce22">
            <text:p>47</text:p>
          </table:table-cell>
          <table:table-cell table:number-columns-repeated="19" table:style-name="ce5"/>
          <table:table-cell table:number-columns-repeated="16364" table:style-name="ce1"/>
        </table:table-row>
        <table:table-row table:style-name="ro1">
          <table:table-cell office:value-type="float" office:value="48" table:formula="of:=1+[.A51]" table:style-name="ce22">
            <text:p>48</text:p>
          </table:table-cell>
          <table:table-cell table:number-columns-repeated="19" table:style-name="ce5"/>
          <table:table-cell table:number-columns-repeated="16364" table:style-name="ce1"/>
        </table:table-row>
        <table:table-row table:style-name="ro1">
          <table:table-cell office:value-type="float" office:value="49" table:formula="of:=1+[.A52]" table:style-name="ce22">
            <text:p>49</text:p>
          </table:table-cell>
          <table:table-cell table:number-columns-repeated="19" table:style-name="ce5"/>
          <table:table-cell table:number-columns-repeated="16364" table:style-name="ce1"/>
        </table:table-row>
        <table:table-row table:number-rows-repeated="950" table:style-name="ro1">
          <table:table-cell table:style-name="ce23"/>
          <table:table-cell table:number-columns-repeated="2" table:style-name="ce5"/>
          <table:table-cell table:style-name="ce24"/>
          <table:table-cell table:number-columns-repeated="23" table:style-name="ce5"/>
          <table:table-cell table:number-columns-repeated="16357"/>
        </table:table-row>
        <table:table-row table:number-rows-repeated="104757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Segoe UI" svg:font-family="&quot;Segoe UI&quot;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K_246_pr_252_" style:display-name="Köprü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ltr" style:first-page-number="continue" style:scale-to="10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umut karacaoğlu</meta:initial-creator>
    <dc:creator>umut karacaoğlu</dc:creator>
    <meta:creation-date>2021-05-04T08:03:00Z</meta:creation-date>
    <dc:date>2021-05-04T08:29:38Z</dc:date>
    <meta:editing-cycles>7</meta:editing-cycles>
    <meta:editing-duration>PT1534S</meta:editing-duration>
  </office:meta>
</office:document-meta>
</file>